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style:font-size-asian="12pt" style:font-size-complex="12pt"/>
    </style:style>
    <style:style style:name="P2" style:family="paragraph" style:parent-style-name="Standard">
      <style:text-properties fo:color="#000000" style:font-name="Liberation Serif" fo:font-size="12pt" officeooo:rsid="00161f63" officeooo:paragraph-rsid="00161f63" style:font-size-asian="12pt" style:font-size-complex="12pt"/>
    </style:style>
    <style:style style:name="P3" style:family="paragraph" style:parent-style-name="Standard">
      <style:paragraph-properties fo:text-align="center" style:justify-single-word="false"/>
      <style:text-properties fo:color="#000000" style:font-name="Liberation Serif" fo:font-size="12pt" officeooo:rsid="00161f63" officeooo:paragraph-rsid="00161f63" style:font-size-asian="12pt" style:font-size-complex="12pt"/>
    </style:style>
    <style:style style:name="P4" style:family="paragraph" style:parent-style-name="Standard">
      <style:paragraph-properties fo:text-align="start" style:justify-single-word="false"/>
      <style:text-properties fo:color="#000000" style:font-name="Liberation Serif" fo:font-size="12pt" officeooo:rsid="00161f63" officeooo:paragraph-rsid="00161f63" style:font-size-asian="12pt" style:font-size-complex="12pt"/>
    </style:style>
    <style:style style:name="P5" style:family="paragraph" style:parent-style-name="Standard">
      <style:paragraph-properties fo:text-align="start" style:justify-single-word="false"/>
      <style:text-properties fo:color="#000000" style:font-name="Liberation Serif" fo:font-size="12pt" officeooo:rsid="00161f63" officeooo:paragraph-rsid="0017f864" style:font-size-asian="12pt" style:font-size-complex="12pt"/>
    </style:style>
    <style:style style:name="P6" style:family="paragraph" style:parent-style-name="Standard">
      <style:paragraph-properties fo:text-align="start" style:justify-single-word="false"/>
      <style:text-properties fo:color="#000000" style:font-name="Liberation Serif" fo:font-size="12pt" officeooo:rsid="00161f63" officeooo:paragraph-rsid="0021d51b" style:font-size-asian="12pt" style:font-size-complex="12pt"/>
    </style:style>
    <style:style style:name="P7" style:family="paragraph" style:parent-style-name="Standard">
      <style:paragraph-properties fo:text-align="start" style:justify-single-word="false"/>
      <style:text-properties fo:color="#000000" style:font-name="Liberation Serif" fo:font-size="12pt" officeooo:rsid="00161f63" officeooo:paragraph-rsid="001ad50d" style:font-size-asian="12pt" style:font-size-complex="12pt"/>
    </style:style>
    <style:style style:name="P8" style:family="paragraph" style:parent-style-name="Standard">
      <style:paragraph-properties fo:text-align="start" style:justify-single-word="false"/>
      <style:text-properties fo:color="#000000" style:font-name="Liberation Serif" fo:font-size="12pt" officeooo:rsid="00161f63" officeooo:paragraph-rsid="0019ff89" style:font-size-asian="12pt" style:font-size-complex="12pt"/>
    </style:style>
    <style:style style:name="P9" style:family="paragraph" style:parent-style-name="Standard">
      <style:paragraph-properties fo:text-align="start" style:justify-single-word="false"/>
      <style:text-properties fo:color="#000000" style:font-name="Liberation Serif" fo:font-size="12pt" officeooo:rsid="00161f63" officeooo:paragraph-rsid="0037a063" style:font-size-asian="12pt" style:font-size-complex="12pt"/>
    </style:style>
    <style:style style:name="P10" style:family="paragraph" style:parent-style-name="Standard">
      <style:paragraph-properties fo:text-align="start" style:justify-single-word="false"/>
      <style:text-properties fo:color="#000000" style:font-name="Liberation Serif" fo:font-size="12pt" officeooo:rsid="00161f63" officeooo:paragraph-rsid="0055b87c" style:font-size-asian="12pt" style:font-size-complex="12pt"/>
    </style:style>
    <style:style style:name="P11" style:family="paragraph" style:parent-style-name="Standard">
      <style:paragraph-properties fo:text-align="start" style:justify-single-word="false"/>
      <style:text-properties fo:color="#000000" style:font-name="Liberation Serif" fo:font-size="12pt" officeooo:rsid="001f5c07" officeooo:paragraph-rsid="001f5c07" style:font-size-asian="12pt" style:font-size-complex="12pt"/>
    </style:style>
    <style:style style:name="P12" style:family="paragraph" style:parent-style-name="Standard">
      <style:paragraph-properties fo:text-align="start" style:justify-single-word="false"/>
      <style:text-properties fo:color="#000000" style:font-name="Liberation Serif" fo:font-size="12pt" officeooo:paragraph-rsid="002bc1e8" style:font-size-asian="12pt" style:font-size-complex="12pt"/>
    </style:style>
    <style:style style:name="P13" style:family="paragraph" style:parent-style-name="Standard">
      <style:paragraph-properties fo:text-align="start" style:justify-single-word="false"/>
      <style:text-properties fo:color="#000000" style:font-name="Liberation Serif" fo:font-size="12pt" officeooo:paragraph-rsid="001f5c07" style:font-size-asian="12pt" style:font-size-complex="12pt"/>
    </style:style>
    <style:style style:name="P14" style:family="paragraph" style:parent-style-name="Standard">
      <style:paragraph-properties fo:text-align="start" style:justify-single-word="false"/>
      <style:text-properties fo:color="#000000" style:font-name="Liberation Serif" fo:font-size="12pt" officeooo:paragraph-rsid="002412eb"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officeooo:paragraph-rsid="002cbecf" style:font-size-asian="12pt" style:font-size-complex="12pt"/>
    </style:style>
    <style:style style:name="P16" style:family="paragraph" style:parent-style-name="Standard">
      <style:paragraph-properties fo:text-align="start" style:justify-single-word="false"/>
      <style:text-properties fo:color="#000000" style:font-name="Liberation Serif" fo:font-size="12pt" officeooo:paragraph-rsid="004650e0" style:font-size-asian="12pt" style:font-size-complex="12pt"/>
    </style:style>
    <style:style style:name="P17" style:family="paragraph" style:parent-style-name="Standard">
      <style:paragraph-properties fo:text-align="start" style:justify-single-word="false"/>
      <style:text-properties fo:color="#000000" style:font-name="Liberation Serif" fo:font-size="12pt" officeooo:paragraph-rsid="0046d1e4" style:font-size-asian="12pt" style:font-size-complex="12pt"/>
    </style:style>
    <style:style style:name="P18" style:family="paragraph" style:parent-style-name="Standard">
      <style:paragraph-properties fo:text-align="start" style:justify-single-word="false"/>
      <style:text-properties fo:color="#000000" style:font-name="Liberation Serif" fo:font-size="12pt" officeooo:paragraph-rsid="003bb5f0" style:font-size-asian="12pt" style:font-size-complex="12pt"/>
    </style:style>
    <style:style style:name="P19" style:family="paragraph" style:parent-style-name="Standard">
      <style:paragraph-properties fo:text-align="start" style:justify-single-word="false"/>
      <style:text-properties fo:color="#000000" style:font-name="Liberation Serif" fo:font-size="12pt" officeooo:paragraph-rsid="00503854" style:font-size-asian="12pt" style:font-size-complex="12pt"/>
    </style:style>
    <style:style style:name="P20" style:family="paragraph" style:parent-style-name="Standard">
      <style:paragraph-properties fo:text-align="start" style:justify-single-word="false"/>
      <style:text-properties fo:color="#000000" style:font-name="Liberation Serif" fo:font-size="12pt" officeooo:rsid="0021f5ec" officeooo:paragraph-rsid="002412eb" style:font-size-asian="12pt" style:font-size-complex="12pt"/>
    </style:style>
    <style:style style:name="P21" style:family="paragraph" style:parent-style-name="Standard">
      <style:paragraph-properties fo:text-align="start" style:justify-single-word="false"/>
      <style:text-properties fo:color="#000000" style:font-name="Liberation Serif" fo:font-size="12pt" officeooo:rsid="0035a830" officeooo:paragraph-rsid="0035a830"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officeooo:rsid="003ab3c7" officeooo:paragraph-rsid="003ab3c7" style:font-size-asian="12pt" style:font-size-complex="12pt"/>
    </style:style>
    <style:style style:name="P23" style:family="paragraph" style:parent-style-name="Standard">
      <style:paragraph-properties fo:text-align="start" style:justify-single-word="false"/>
      <style:text-properties fo:color="#000000" style:font-name="Liberation Serif" fo:font-size="12pt" officeooo:rsid="003cb27c" officeooo:paragraph-rsid="003cb27c" style:font-size-asian="12pt" style:font-size-complex="12pt"/>
    </style:style>
    <style:style style:name="P24" style:family="paragraph" style:parent-style-name="Standard">
      <style:paragraph-properties fo:text-align="start" style:justify-single-word="false"/>
      <style:text-properties fo:color="#000000" style:font-name="Liberation Serif" fo:font-size="12pt" officeooo:rsid="003f1054" officeooo:paragraph-rsid="003f1054" style:font-size-asian="12pt" style:font-size-complex="12pt"/>
    </style:style>
    <style:style style:name="P25" style:family="paragraph" style:parent-style-name="Standard">
      <style:paragraph-properties fo:text-align="start" style:justify-single-word="false"/>
      <style:text-properties fo:color="#000000" style:font-name="Liberation Serif" fo:font-size="12pt" officeooo:rsid="0051760a" officeooo:paragraph-rsid="0051760a" style:font-size-asian="12pt" style:font-size-complex="12pt"/>
    </style:style>
    <style:style style:name="P26" style:family="paragraph" style:parent-style-name="Standard">
      <style:paragraph-properties fo:text-align="start" style:justify-single-word="false"/>
      <style:text-properties fo:color="#000000" style:font-name="Liberation Serif" fo:font-size="12pt" officeooo:rsid="00540b32" officeooo:paragraph-rsid="00540b32" style:font-size-asian="12pt" style:font-size-complex="12pt"/>
    </style:style>
    <style:style style:name="P27" style:family="paragraph" style:parent-style-name="Standard">
      <style:paragraph-properties fo:text-align="start" style:justify-single-word="false"/>
      <style:text-properties fo:color="#000000" style:font-name="Liberation Serif" fo:font-size="12pt" officeooo:rsid="00540b32" officeooo:paragraph-rsid="005d18db" style:font-size-asian="12pt" style:font-size-complex="12pt"/>
    </style:style>
    <style:style style:name="P28" style:family="paragraph" style:parent-style-name="Standard">
      <style:paragraph-properties fo:text-align="start" style:justify-single-word="false"/>
      <style:text-properties fo:color="#000000" style:font-name="Liberation Serif" fo:font-size="12pt" officeooo:rsid="005fffd2" officeooo:paragraph-rsid="005fffd2" style:font-size-asian="12pt" style:font-size-complex="12pt"/>
    </style:style>
    <style:style style:name="P29" style:family="paragraph" style:parent-style-name="Standard">
      <style:paragraph-properties fo:text-align="center" style:justify-single-word="false"/>
      <style:text-properties fo:color="#000000" style:font-name="Liberation Serif" fo:font-size="12pt" fo:font-weight="bold" officeooo:rsid="00161f63" officeooo:paragraph-rsid="00161f63"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000000" style:font-name="Liberation Serif" fo:font-size="12pt" fo:font-weight="bold" officeooo:rsid="0021f5ec" officeooo:paragraph-rsid="0021f5ec" style:font-size-asian="12pt" style:font-weight-asian="bold" style:font-size-complex="12pt" style:font-weight-complex="bold"/>
    </style:style>
    <style:style style:name="P31" style:family="paragraph" style:parent-style-name="Standard">
      <style:paragraph-properties fo:text-align="start" style:justify-single-word="false"/>
      <style:text-properties fo:color="#000000" style:font-name="Liberation Serif" fo:font-size="12pt" fo:font-weight="bold" officeooo:rsid="0021f5ec" officeooo:paragraph-rsid="0025a871" style:font-size-asian="12pt" style:font-weight-asian="bold" style:font-size-complex="12pt" style:font-weight-complex="bold"/>
    </style:style>
    <style:style style:name="P32" style:family="paragraph" style:parent-style-name="Standard">
      <style:paragraph-properties fo:text-align="start" style:justify-single-word="false"/>
      <style:text-properties fo:color="#000000" style:font-name="Liberation Serif" fo:font-size="12pt" fo:font-weight="bold" officeooo:rsid="0021f5ec" officeooo:paragraph-rsid="0025be76"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000000" style:font-name="Liberation Serif" fo:font-size="12pt" fo:font-weight="bold" officeooo:rsid="0021f5ec" officeooo:paragraph-rsid="002a0fce" style:font-size-asian="12pt" style:font-weight-asian="bold" style:font-size-complex="12pt" style:font-weight-complex="bold"/>
    </style:style>
    <style:style style:name="P34" style:family="paragraph" style:parent-style-name="Standard">
      <style:paragraph-properties fo:text-align="start" style:justify-single-word="false"/>
      <style:text-properties fo:color="#000000" style:font-name="Liberation Serif" fo:font-size="12pt" fo:font-weight="bold" officeooo:rsid="0021f5ec" officeooo:paragraph-rsid="00310c34" style:font-size-asian="12pt" style:font-weight-asian="bold" style:font-size-complex="12pt" style:font-weight-complex="bold"/>
    </style:style>
    <style:style style:name="P35" style:family="paragraph" style:parent-style-name="Standard">
      <style:paragraph-properties fo:text-align="start" style:justify-single-word="false"/>
      <style:text-properties fo:color="#000000" style:font-name="Liberation Serif" fo:font-size="12pt" fo:font-weight="bold" officeooo:rsid="002b0439" officeooo:paragraph-rsid="002b0439"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000000" style:font-name="Liberation Serif" fo:font-size="12pt" fo:font-weight="bold" officeooo:paragraph-rsid="003441d1"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000000" style:font-name="Liberation Serif" fo:font-size="12pt" fo:font-weight="normal" officeooo:rsid="0021f5ec" officeooo:paragraph-rsid="002a0fc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Liberation Serif" fo:font-size="12pt" fo:font-weight="normal" officeooo:rsid="0021f5ec" officeooo:paragraph-rsid="00310c34"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Liberation Serif" fo:font-size="12pt" fo:font-weight="normal" officeooo:rsid="002b0439" officeooo:paragraph-rsid="00310c34"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Liberation Serif" fo:font-size="12pt" fo:font-weight="normal" officeooo:paragraph-rsid="00310c34" style:font-size-asian="12pt" style:font-weight-asian="normal" style:font-size-complex="12pt" style:font-weight-complex="normal"/>
    </style:style>
    <style:style style:name="T1" style:family="text">
      <style:text-properties officeooo:rsid="00161f63"/>
    </style:style>
    <style:style style:name="T2" style:family="text">
      <style:text-properties officeooo:rsid="0017f864"/>
    </style:style>
    <style:style style:name="T3" style:family="text">
      <style:text-properties fo:font-weight="bold" style:font-weight-asian="bold" style:font-weight-complex="bold"/>
    </style:style>
    <style:style style:name="T4" style:family="text">
      <style:text-properties fo:font-weight="bold" officeooo:rsid="0017f864" style:font-weight-asian="bold" style:font-weight-complex="bold"/>
    </style:style>
    <style:style style:name="T5" style:family="text">
      <style:text-properties fo:font-weight="bold" officeooo:rsid="0017a56f" style:font-weight-asian="bold" style:font-weight-complex="bold"/>
    </style:style>
    <style:style style:name="T6" style:family="text">
      <style:text-properties fo:font-weight="bold" officeooo:rsid="00198527" style:font-weight-asian="bold" style:font-weight-complex="bold"/>
    </style:style>
    <style:style style:name="T7" style:family="text">
      <style:text-properties fo:font-weight="bold" officeooo:rsid="001f5c07" style:font-weight-asian="bold" style:font-weight-complex="bold"/>
    </style:style>
    <style:style style:name="T8" style:family="text">
      <style:text-properties officeooo:rsid="001db0a7"/>
    </style:style>
    <style:style style:name="T9" style:family="text">
      <style:text-properties style:text-position="super 58%"/>
    </style:style>
    <style:style style:name="T10" style:family="text">
      <style:text-properties style:text-position="super 58%" officeooo:rsid="003ab3c7"/>
    </style:style>
    <style:style style:name="T11" style:family="text">
      <style:text-properties style:text-position="super 58%" officeooo:rsid="00161f63"/>
    </style:style>
    <style:style style:name="T12" style:family="text">
      <style:text-properties style:text-position="0% 100%"/>
    </style:style>
    <style:style style:name="T13" style:family="text">
      <style:text-properties style:text-position="0% 100%" officeooo:rsid="001db0a7"/>
    </style:style>
    <style:style style:name="T14" style:family="text">
      <style:text-properties style:text-position="0% 100%" fo:font-weight="normal" officeooo:rsid="001db0a7" style:font-weight-asian="normal" style:font-weight-complex="normal"/>
    </style:style>
    <style:style style:name="T15" style:family="text">
      <style:text-properties style:text-position="0% 100%" officeooo:rsid="003ab3c7"/>
    </style:style>
    <style:style style:name="T16" style:family="text">
      <style:text-properties style:text-position="0% 100%" officeooo:rsid="00161f63"/>
    </style:style>
    <style:style style:name="T17" style:family="text">
      <style:text-properties style:text-position="sub 58%" officeooo:rsid="001db0a7"/>
    </style:style>
    <style:style style:name="T18" style:family="text">
      <style:text-properties fo:font-weight="normal" style:font-weight-asian="normal" style:font-weight-complex="normal"/>
    </style:style>
    <style:style style:name="T19" style:family="text">
      <style:text-properties fo:font-weight="normal" officeooo:rsid="001f5c07" style:font-weight-asian="normal" style:font-weight-complex="normal"/>
    </style:style>
    <style:style style:name="T20" style:family="text">
      <style:text-properties fo:font-weight="normal" officeooo:rsid="00206c12" style:font-weight-asian="normal" style:font-weight-complex="normal"/>
    </style:style>
    <style:style style:name="T21" style:family="text">
      <style:text-properties officeooo:rsid="001f5c07"/>
    </style:style>
    <style:style style:name="T22" style:family="text">
      <style:text-properties officeooo:rsid="0021f5ec"/>
    </style:style>
    <style:style style:name="T23" style:family="text">
      <style:text-properties officeooo:rsid="002b0439"/>
    </style:style>
    <style:style style:name="T24" style:family="text">
      <style:text-properties officeooo:rsid="002bc1e8"/>
    </style:style>
    <style:style style:name="T25" style:family="text">
      <style:text-properties officeooo:rsid="0032acd1"/>
    </style:style>
    <style:style style:name="T26" style:family="text">
      <style:text-properties officeooo:rsid="003441d1"/>
    </style:style>
    <style:style style:name="T27" style:family="text">
      <style:text-properties fo:font-variant="normal" fo:text-transform="none" fo:letter-spacing="normal"/>
    </style:style>
    <style:style style:name="T28" style:family="text">
      <style:text-properties fo:font-variant="normal" fo:text-transform="none" fo:letter-spacing="normal" fo:font-style="normal" fo:font-weight="normal" style:font-weight-asian="normal" style:font-weight-complex="normal"/>
    </style:style>
    <style:style style:name="T29" style:family="text">
      <style:text-properties fo:font-variant="normal" fo:text-transform="none" fo:letter-spacing="normal" fo:font-style="normal" fo:font-weight="normal" officeooo:rsid="004650e0" style:font-weight-asian="normal" style:font-weight-complex="normal"/>
    </style:style>
    <style:style style:name="T30" style:family="text">
      <style:text-properties fo:font-variant="normal" fo:text-transform="none" fo:letter-spacing="normal" fo:font-style="normal" fo:font-weight="normal" officeooo:rsid="00161f63" style:font-weight-asian="normal" style:font-weight-complex="normal"/>
    </style:style>
    <style:style style:name="T31" style:family="text">
      <style:text-properties fo:font-variant="normal" fo:text-transform="none" fo:letter-spacing="normal" fo:font-style="normal" fo:font-weight="normal" officeooo:rsid="0046d1e4" style:font-weight-asian="normal" style:font-weight-complex="normal"/>
    </style:style>
    <style:style style:name="T32" style:family="text">
      <style:text-properties fo:font-variant="normal" fo:text-transform="none" fo:letter-spacing="normal" fo:font-style="normal" fo:font-weight="normal" officeooo:rsid="0040aaf1" style:font-weight-asian="normal" style:font-weight-complex="normal"/>
    </style:style>
    <style:style style:name="T33" style:family="text">
      <style:text-properties fo:font-variant="normal" fo:text-transform="none" fo:letter-spacing="normal" fo:font-style="normal" fo:font-weight="normal" officeooo:rsid="004369f1" style:font-weight-asian="normal" style:font-weight-complex="normal"/>
    </style:style>
    <style:style style:name="T34" style:family="text">
      <style:text-properties fo:font-variant="normal" fo:text-transform="none" fo:letter-spacing="normal" fo:font-style="normal" fo:font-weight="normal" officeooo:rsid="0049eedb" style:font-weight-asian="normal" style:font-weight-complex="normal"/>
    </style:style>
    <style:style style:name="T35" style:family="text">
      <style:text-properties fo:font-variant="normal" fo:text-transform="none" fo:letter-spacing="normal" fo:font-style="normal" fo:font-weight="normal" officeooo:rsid="004a7f17" style:font-weight-asian="normal" style:font-weight-complex="normal"/>
    </style:style>
    <style:style style:name="T36" style:family="text">
      <style:text-properties fo:font-variant="normal" fo:text-transform="none" fo:letter-spacing="normal" fo:font-style="normal" fo:font-weight="normal" officeooo:rsid="004afc65" style:font-weight-asian="normal" style:font-weight-complex="normal"/>
    </style:style>
    <style:style style:name="T37" style:family="text">
      <style:text-properties fo:font-variant="normal" fo:text-transform="none" fo:letter-spacing="normal" fo:font-style="normal" fo:font-weight="normal" officeooo:rsid="004cad23" style:font-weight-asian="normal" style:font-weight-complex="normal"/>
    </style:style>
    <style:style style:name="T38" style:family="text">
      <style:text-properties fo:font-variant="normal" fo:text-transform="none" fo:letter-spacing="normal" fo:font-style="normal" fo:font-weight="normal" officeooo:rsid="004cf213" style:font-weight-asian="normal" style:font-weight-complex="normal"/>
    </style:style>
    <style:style style:name="T39" style:family="text">
      <style:text-properties fo:font-variant="normal" fo:text-transform="none" fo:letter-spacing="normal" fo:font-style="normal" fo:font-weight="normal" officeooo:rsid="005050c3" style:font-weight-asian="normal" style:font-weight-complex="normal"/>
    </style:style>
    <style:style style:name="T40" style:family="text">
      <style:text-properties fo:font-variant="normal" fo:text-transform="none" fo:letter-spacing="normal" officeooo:rsid="0055b87c"/>
    </style:style>
    <style:style style:name="T41" style:family="text">
      <style:text-properties fo:font-variant="normal" fo:text-transform="none" fo:letter-spacing="normal" officeooo:rsid="00161f63"/>
    </style:style>
    <style:style style:name="T42" style:family="text">
      <style:text-properties fo:font-variant="normal" fo:text-transform="none" fo:letter-spacing="normal" officeooo:rsid="0057fe80"/>
    </style:style>
    <style:style style:name="T43" style:family="text">
      <style:text-properties fo:font-variant="normal" fo:text-transform="none" fo:letter-spacing="normal" officeooo:rsid="00590922"/>
    </style:style>
    <style:style style:name="T44" style:family="text">
      <style:text-properties fo:font-variant="normal" fo:text-transform="none" fo:letter-spacing="normal" officeooo:rsid="0059af08"/>
    </style:style>
    <style:style style:name="T45" style:family="text">
      <style:text-properties fo:font-variant="normal" fo:text-transform="none" fo:letter-spacing="normal" officeooo:rsid="005b319c"/>
    </style:style>
    <style:style style:name="T46" style:family="text">
      <style:text-properties fo:font-variant="normal" fo:text-transform="none" fo:letter-spacing="normal" officeooo:rsid="005d18db"/>
    </style:style>
    <style:style style:name="T47" style:family="text">
      <style:text-properties fo:font-variant="normal" fo:text-transform="none" fo:letter-spacing="normal" officeooo:rsid="005edcf9"/>
    </style:style>
    <style:style style:name="T48" style:family="text">
      <style:text-properties fo:font-variant="normal" fo:text-transform="none" style:text-position="super 58%" fo:letter-spacing="normal"/>
    </style:style>
    <style:style style:name="T49" style:family="text">
      <style:text-properties fo:font-variant="normal" fo:text-transform="none" style:text-position="super 58%" fo:letter-spacing="normal" officeooo:rsid="00161f63"/>
    </style:style>
    <style:style style:name="T50" style:family="text">
      <style:text-properties fo:font-variant="normal" fo:text-transform="none" style:text-position="super 58%" fo:letter-spacing="normal" officeooo:rsid="0057fe80"/>
    </style:style>
    <style:style style:name="T51" style:family="text">
      <style:text-properties fo:font-variant="normal" fo:text-transform="none" style:text-position="0% 100%" fo:letter-spacing="normal" officeooo:rsid="0057fe80"/>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ke Jaffe</text:p>
      <text:p text:style-name="P2">Theory of Computation</text:p>
      <text:p text:style-name="P2">Worked with: Emily Moxie</text:p>
      <text:p text:style-name="P2">Due 02/28/16</text:p>
      <text:p text:style-name="P2"/>
      <text:p text:style-name="P29">Problem Set 5</text:p>
      <text:p text:style-name="P3"/>
      <text:p text:style-name="P4"><text:span text:style-name="T5">Problem </text:span><text:span text:style-name="T3">1.</text:span> We mentioned in lecture that the context-free languages are closed under union, concatenation, and Kleene star, giving CFG constructions that demonstrate this. In fact, we can also prove these three closure properties using PDAs. Describe constructions that combine and modify PDAs to demonstrate the closure properties of the context-free languages — for example, show that if PDAs exist recognizing L1 and L2, then a PDA exists recognizing L1 U L2. Provide a brief explanation of how each construction works (not a full proof) that includes why your construction will handle the stack correctly. Assume PDAs only accept on an empty stack.</text:p>
      <text:p text:style-name="P4"/>
      <text:p text:style-name="P4">a) Union. </text:p>
      <text:p text:style-name="P4"/>
      <text:p text:style-name="P1"><text:span text:style-name="T8">Create a new start state transitioning to L</text:span><text:span text:style-name="T17">1</text:span><text:span text:style-name="T13"> and L</text:span><text:span text:style-name="T17">2 </text:span><text:span text:style-name="T13">on the empty string with no stack operations (</text:span>ε<text:span text:style-name="T13">, </text:span>ε<text:span text:style-name="T13">-&gt;</text:span>ε<text:span text:style-name="T14">).</text:span></text:p>
      <text:p text:style-name="P4"/>
      <text:p text:style-name="P4">b) Concatenation (Hint: It may be useful to push a “bottom-of-stack” symbol) </text:p>
      <text:p text:style-name="P4"/>
      <text:p text:style-name="P4"/>
      <text:p text:style-name="P4"/>
      <text:p text:style-name="P4">c) Kleene star.</text:p>
      <text:p text:style-name="P4"/>
      <text:p text:style-name="P4"><text:span text:style-name="T5">Problem </text:span><text:span text:style-name="T3">2.</text:span> Use the context-free pumping lemma to show that the language {babaabaaabaaaa…bai b : i ≥ 1} is not context-free.</text:p>
      <text:p text:style-name="P4"/>
      <text:p text:style-name="P5"><text:span text:style-name="T4">Problem </text:span><text:span text:style-name="T3">3.</text:span> </text:p>
      <text:p text:style-name="P6">a<text:span text:style-name="T2">)</text:span> Convert the following context-free grammar to Chomsky Normal Form, showing your work after each of the four steps. (For the sanity of the graders, please use sensible nonterminals for terminal generators, like B-&gt;b and C’-&gt; c.) </text:p>
      <text:p text:style-name="P6">S -&gt; bAb </text:p>
      <text:p text:style-name="P6">A -&gt; AA | C | a | ε </text:p>
      <text:p text:style-name="P6">C -&gt; cA </text:p>
      <text:p text:style-name="P5"/>
      <text:p text:style-name="P11">1. Eliminate terminal-generating rules</text:p>
      <text:p text:style-name="P30">S → BAB</text:p>
      <text:p text:style-name="P30">B → b</text:p>
      <text:p text:style-name="P12"><text:span text:style-name="T22">A → AA </text:span></text:p>
      <text:p text:style-name="P12"><text:span text:style-name="T24">A → C </text:span></text:p>
      <text:p text:style-name="P12"><text:span text:style-name="T24">A → a </text:span></text:p>
      <text:p text:style-name="P12"><text:span text:style-name="T24">A → </text:span>ε</text:p>
      <text:p text:style-name="P30">C → C'A</text:p>
      <text:p text:style-name="P30">C' → c</text:p>
      <text:p text:style-name="P11"/>
      <text:p text:style-name="P13"><text:span text:style-name="T21">2. Eliminate </text:span>ε<text:span text:style-name="T7">-</text:span><text:span text:style-name="T19">rules</text:span></text:p>
      <text:p text:style-name="P20">S → BAB</text:p>
      <text:p text:style-name="P31">S → BB</text:p>
      <text:p text:style-name="P14"><text:soft-page-break/><text:span text:style-name="T22">B → b</text:span></text:p>
      <text:p text:style-name="P15"><text:span text:style-name="T22">A → AA </text:span></text:p>
      <text:p text:style-name="P15"><text:span text:style-name="T24">A → C </text:span></text:p>
      <text:p text:style-name="P15"><text:span text:style-name="T24">A → a</text:span></text:p>
      <text:p text:style-name="P20">C → C'A</text:p>
      <text:p text:style-name="P32">C → C'</text:p>
      <text:p text:style-name="P20">C' → c</text:p>
      <text:p text:style-name="P13"/>
      <text:p text:style-name="P11"><text:span text:style-name="T18">3. Eliminate long rules</text:span></text:p>
      <text:p text:style-name="P33">S → B<text:span text:style-name="T23">S'</text:span></text:p>
      <text:p text:style-name="P35">S' → AB</text:p>
      <text:p text:style-name="P37">S → BB</text:p>
      <text:p text:style-name="P37">B → b</text:p>
      <text:p text:style-name="P15"><text:span text:style-name="T22">A → AA </text:span></text:p>
      <text:p text:style-name="P15"><text:span text:style-name="T24">A → C </text:span></text:p>
      <text:p text:style-name="P15"><text:span text:style-name="T24">A → a</text:span></text:p>
      <text:p text:style-name="P37">C → C'A</text:p>
      <text:p text:style-name="P37">C → C'</text:p>
      <text:p text:style-name="P37">C' → c</text:p>
      <text:p text:style-name="P11"/>
      <text:p text:style-name="P11"><text:span text:style-name="T18">4. Eliminate chain ru</text:span><text:span text:style-name="T20">les</text:span></text:p>
      <text:p text:style-name="P38">S → B<text:span text:style-name="T23">S'</text:span></text:p>
      <text:p text:style-name="P39">S' → AB</text:p>
      <text:p text:style-name="P38">S → BB</text:p>
      <text:p text:style-name="P38">B → b</text:p>
      <text:p text:style-name="P40"><text:span text:style-name="T22">A → AA </text:span></text:p>
      <text:p text:style-name="P36"><text:span text:style-name="T24">A → C'A</text:span></text:p>
      <text:p text:style-name="P36"><text:span text:style-name="T26">A → c </text:span></text:p>
      <text:p text:style-name="P40"><text:span text:style-name="T24">A → a</text:span></text:p>
      <text:p text:style-name="P38">C → C'A</text:p>
      <text:p text:style-name="P34">C → <text:span text:style-name="T25">c</text:span></text:p>
      <text:p text:style-name="P38">C' → c</text:p>
      <text:p text:style-name="P5"/>
      <text:p text:style-name="P5">b) Determine whether the string w = “bacb” is in the language described by the grammar of part (a) by parsing it using the algorithm shown in class: create a table of sets of nonterminals Sij such that a nonterminal is in set Sij iff it could have generated characters i through j of w. Circle the cell of your table that shows whether the string is in the language and state clearly whether the string is in the language or not.</text:p>
      <text:p text:style-name="P5"/>
      <text:p text:style-name="P5"><draw:frame draw:style-name="fr1" draw:name="Object1" text:anchor-type="paragraph" svg:width="4.4445in" svg:height="0.889in" draw:z-index="0"><draw:object xlink:href="./Object 1" xlink:type="simple" xlink:show="embed" xlink:actuate="onLoad"/><draw:image xlink:href="./ObjectReplacements/Object 1" xlink:type="simple" xlink:show="embed" xlink:actuate="onLoad"/></draw:frame></text:p>
      <text:p text:style-name="P5"/>
      <text:p text:style-name="P5"/>
      <text:p text:style-name="P5"/>
      <text:p text:style-name="P4"/>
      <text:p text:style-name="P21">The string is in the language.</text:p>
      <text:p text:style-name="P4"/>
      <text:p text:style-name="P7"><text:span text:style-name="T6">Problem </text:span><text:span text:style-name="T3">4.</text:span> Use the fact that the context-free languages are closed under intersection with regular languages to conclude whether each of the following languages are context-free or not. State your conclusion and provide the intersection of languages that proves it. </text:p>
      <text:p text:style-name="P7"><text:soft-page-break/>a. {w : w contains equal number of a’s and b’s, and each character appears only in runs of length divisible by 3} (for example, bbbaaabbbaaaaaabbb) </text:p>
      <text:p text:style-name="P16"/>
      <text:p text:style-name="P17"><text:span text:style-name="T29">{</text:span><text:span text:style-name="T30">each character </text:span><text:span text:style-name="T37">in </text:span><text:span text:style-name="T38">{a,b}</text:span><text:span text:style-name="T37"> </text:span><text:span text:style-name="T30">appears only in runs of length divisible by 3} </text:span><text:span text:style-name="T31">is regular because we can make </text:span><text:span text:style-name="T36">a </text:span><text:span text:style-name="T31">regular expression </text:span><text:span text:style-name="T36">recognizing it</text:span><text:span text:style-name="T31">: </text:span><text:span text:style-name="T34">((aaa)*</text:span><text:span text:style-name="T35">U</text:span><text:span text:style-name="T34">(bbb)*)*</text:span></text:p>
      <text:p text:style-name="P16"/>
      <text:p text:style-name="P19"><text:span text:style-name="T29">{</text:span><text:span text:style-name="T30">each character appears </text:span><text:span text:style-name="T37">in </text:span><text:span text:style-name="T38">{a,b}</text:span><text:span text:style-name="T37"> </text:span><text:span text:style-name="T30">only in runs of length divisible by 3}</text:span><text:span text:style-name="T32"> ∩ </text:span><text:span text:style-name="T30">{w : w contains equal number of a’s and b’s</text:span><text:span text:style-name="T33">} </text:span><text:span text:style-name="T39">= target language</text:span></text:p>
      <text:p text:style-name="P19"/>
      <text:p text:style-name="P25"><text:span text:style-name="T39">T</text:span><text:span text:style-name="T28">herefore the target language is context-free.</text:span></text:p>
      <text:p text:style-name="P7"/>
      <text:p text:style-name="P7">b. {c<text:span text:style-name="T9">i</text:span>a<text:span text:style-name="T9">n</text:span>b<text:span text:style-name="T9">n</text:span>c<text:span text:style-name="T9">j</text:span>d<text:span text:style-name="T9">k</text:span>: i,j,k,n ≥ 0 and i+j = n} </text:p>
      <text:p text:style-name="P18"><text:span text:style-name="T1">{c</text:span><text:span text:style-name="T11">i</text:span><text:span text:style-name="T1">a</text:span><text:span text:style-name="T11">n</text:span><text:span text:style-name="T1">b</text:span><text:span text:style-name="T11">n</text:span><text:span text:style-name="T1">c</text:span><text:span text:style-name="T11">j</text:span><text:span text:style-name="T1">d</text:span><text:span text:style-name="T11">k</text:span><text:span text:style-name="T1">: i,j,k,n ≥ 0 and i+j = n} </text:span><text:span text:style-name="T27">∩ </text:span><text:span text:style-name="T1">L(a*b*c*) = a</text:span><text:span text:style-name="T10">n</text:span><text:span text:style-name="T15">b</text:span><text:span text:style-name="T10">n</text:span><text:span text:style-name="T15">c</text:span><text:span text:style-name="T10">n</text:span></text:p>
      <text:p text:style-name="P22"><text:span text:style-name="T12">since c=0 and i+j = n</text:span></text:p>
      <text:p text:style-name="P23"><text:span text:style-name="T16">a</text:span><text:span text:style-name="T10">n</text:span><text:span text:style-name="T15">b</text:span><text:span text:style-name="T10">n</text:span><text:span text:style-name="T15">c</text:span><text:span text:style-name="T10">n</text:span><text:span text:style-name="T15"> </text:span><text:span text:style-name="T12">is not context-free, so </text:span><text:span text:style-name="T16">{c</text:span><text:span text:style-name="T11">i</text:span><text:span text:style-name="T16">a</text:span><text:span text:style-name="T11">n</text:span><text:span text:style-name="T16">b</text:span><text:span text:style-name="T11">n</text:span><text:span text:style-name="T16">c</text:span><text:span text:style-name="T11">j</text:span><text:span text:style-name="T16">d</text:span><text:span text:style-name="T11">k</text:span><text:span text:style-name="T16">: i,j,k,n ≥ 0 and i+j = n} </text:span><text:span text:style-name="T12">is not context-free</text:span></text:p>
      <text:p text:style-name="P7"/>
      <text:p text:style-name="P7">c. {a<text:span text:style-name="T9">n</text:span>b<text:span text:style-name="T9">n</text:span>c<text:span text:style-name="T9">k</text:span>: k, n ≥ 0 and n and k are both divisible by 5}</text:p>
      <text:p text:style-name="P24">L(a*b*c<text:span text:style-name="T18">*</text:span>) <text:span text:style-name="T27">∩ </text:span></text:p>
      <text:p text:style-name="P24"/>
      <text:p text:style-name="P26"><text:span text:style-name="T27">L((aaaaa)*(bbbbb)*(ccccc)*) </text:span><text:span text:style-name="T47">is regular</text:span></text:p>
      <text:p text:style-name="P10"><text:span text:style-name="T27">{a</text:span><text:span text:style-name="T48">n</text:span><text:span text:style-name="T27">b</text:span><text:span text:style-name="T48">n</text:span><text:span text:style-name="T27">c*: </text:span><text:span text:style-name="T43">n &gt;= 0</text:span><text:span text:style-name="T40">} is context-free</text:span></text:p>
      <text:p text:style-name="P27"><text:span text:style-name="T40">L((aaaaa)*(bbbbb)*(ccccc)*) ∩ </text:span><text:span text:style-name="T41">{a</text:span><text:span text:style-name="T49">n</text:span><text:span text:style-name="T41">b</text:span><text:span text:style-name="T49">n</text:span><text:span text:style-name="T41">c*: </text:span><text:span text:style-name="T44">n &gt;= 0</text:span><text:span text:style-name="T40">} </text:span><text:span text:style-name="T42">= </text:span><text:span text:style-name="T41">{a</text:span><text:span text:style-name="T49">n</text:span><text:span text:style-name="T41">b</text:span><text:span text:style-name="T49">n</text:span><text:span text:style-name="T51">(</text:span><text:span text:style-name="T41">c</text:span><text:span text:style-name="T42">cccc)</text:span><text:span text:style-name="T41">*: n ≥ 0 and n </text:span><text:span text:style-name="T46">is</text:span><text:span text:style-name="T41"> divisible by 5</text:span><text:span text:style-name="T40">} </text:span><text:span text:style-name="T45">= </text:span><text:span text:style-name="T41">{a</text:span><text:span text:style-name="T49">n</text:span><text:span text:style-name="T41">b</text:span><text:span text:style-name="T49">n</text:span><text:span text:style-name="T41">c</text:span><text:span text:style-name="T49">k</text:span><text:span text:style-name="T41">: k, n ≥ 0 and n and k are both divisible by 5}</text:span></text:p>
      <text:p text:style-name="P27"/>
      <text:p text:style-name="P28"><text:span text:style-name="T41">T</text:span><text:span text:style-name="T27">herefore, the target language is context-free.</text:span></text:p>
      <text:p text:style-name="P4"/>
      <text:p text:style-name="P8"><text:span text:style-name="T6">Problem </text:span><text:span text:style-name="T3">5.</text:span> Determine whether each of the following context-free grammars is deterministic or not. If the grammar is deterministic, draw a deterministic PDA that accepts it. If it is not, do the following: give a string (possibly including nonterminals) that can be derived from the grammar that has two possible handles, underlining those handles in the string; and state whether the nondeterministic grammar is nevertheless LR(1) or not. </text:p>
      <text:p text:style-name="P9"/>
      <text:p text:style-name="P9">a)</text:p>
      <text:p text:style-name="P9">S -&gt; S1$ </text:p>
      <text:p text:style-name="P9">S1 -&gt; (S1) | () </text:p>
      <text:p text:style-name="P8"/>
      <text:p text:style-name="P9">b) </text:p>
      <text:p text:style-name="P9">S -&gt; S1$ </text:p>
      <text:p text:style-name="P9">S1 -&gt; CS1] | (S1) | () </text:p>
      <text:p text:style-name="P9">C -&gt; (C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8T18:43:38.090800800</meta:creation-date>
    <dc:date>2016-02-28T23:51:26.068151536</dc:date>
    <meta:editing-duration>PT5H5M24S</meta:editing-duration>
    <meta:editing-cycles>71</meta:editing-cycles>
    <meta:generator>LibreOffice/4.2.8.2$Linux_X86_64 LibreOffice_project/420m0$Build-2</meta:generator>
    <meta:document-statistic meta:table-count="0" meta:image-count="0" meta:object-count="1" meta:page-count="3" meta:paragraph-count="83" meta:word-count="769" meta:character-count="3949" meta:non-whitespace-character-count="32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fo:font-weight="bold" style:font-weight-asian="bold" style:font-weight-complex="bold"/>
    </style:style>
  </office:automatic-styles>
  <office:body>
    <office:spreadsheet>
      <table:table table:name="Sheet1" table:style-name="ta1">
        <table:table-column table:style-name="co1" table:default-cell-style-name="ce5"/>
        <table:table-column table:style-name="co1" table:default-cell-style-name="ce4"/>
        <table:table-column table:style-name="co1" table:number-columns-repeated="3" table:default-cell-style-name="Default"/>
        <table:table-row table:style-name="ro1">
          <table:table-cell table:style-name="Default"/>
          <table:table-cell table:style-name="Default" office:value-type="string" calcext:value-type="string">
            <text:p>b</text:p>
          </table:table-cell>
          <table:table-cell table:number-columns-repeated="3"/>
        </table:table-row>
        <table:table-row table:style-name="ro1">
          <table:table-cell table:style-name="ce4" office:value-type="string" calcext:value-type="string">
            <text:p>B</text:p>
          </table:table-cell>
          <table:table-cell table:style-name="Default"/>
          <table:table-cell office:value-type="string" calcext:value-type="string">
            <text:p>a</text:p>
          </table:table-cell>
          <table:table-cell table:number-columns-repeated="2"/>
        </table:table-row>
        <table:table-row table:style-name="ro1">
          <table:table-cell office:value-type="string" calcext:value-type="string">
            <text:p>∅</text:p>
          </table:table-cell>
          <table:table-cell office:value-type="string" calcext:value-type="string">
            <text:p>A</text:p>
          </table:table-cell>
          <table:table-cell/>
          <table:table-cell office:value-type="string" calcext:value-type="string">
            <text:p>c</text:p>
          </table:table-cell>
          <table:table-cell/>
        </table:table-row>
        <table:table-row table:style-name="ro1">
          <table:table-cell office:value-type="string" calcext:value-type="string">
            <text:p>∅</text:p>
          </table:table-cell>
          <table:table-cell office:value-type="string" calcext:value-type="string">
            <text:p>A</text:p>
          </table:table-cell>
          <table:table-cell table:style-name="ce4" office:value-type="string" calcext:value-type="string">
            <text:p>A, C, C'</text:p>
          </table:table-cell>
          <table:table-cell/>
          <table:table-cell office:value-type="string" calcext:value-type="string">
            <text:p>b</text:p>
          </table:table-cell>
        </table:table-row>
        <table:table-row table:style-name="ro1">
          <table:table-cell table:style-name="ce6" office:value-type="string" calcext:value-type="string">
            <text:p>S</text:p>
          </table:table-cell>
          <table:table-cell office:value-type="string" calcext:value-type="string">
            <text:p>S'</text:p>
          </table:table-cell>
          <table:table-cell table:style-name="ce4" office:value-type="string" calcext:value-type="string">
            <text:p>S'</text:p>
          </table:table-cell>
          <table:table-cell table:style-name="ce4" office:value-type="string" calcext:value-type="string">
            <text:p>B</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8">00/00/0000</text:date>, <text:time style:data-style-name="N2" text:time-value="19:30:22.033812621">00:00:00</text:time></text:p>
        </style:region-right>
      </style:header>
      <style:header-left style:display="false"/>
      <style:footer>
        <text:p>Page <text:page-number>1</text:page-number> / <text:page-count>99</text:page-count></text:p>
      </style:footer>
      <style:footer-left style:display="false"/>
    </style:master-page>
  </office:master-styles>
</office:document-styles>
</file>